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Standard" style:list-style-name="L25"/>
    <style:style style:name="P41" style:family="paragraph" style:parent-style-name="Standard" style:list-style-name="L33"/>
    <style:style style:name="P42"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Corps_20_de_20_texte.Paragraph" style:list-style-name="L22">
      <style:paragraph-properties fo:margin-left="1.251cm" fo:margin-right="0cm" fo:text-indent="0cm" style:auto-text-indent="fals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Heading_20_2" style:master-page-name="">
      <style:paragraph-properties style:page-number="auto" fo:break-before="page"/>
    </style:style>
    <style:style style:name="P84" style:family="paragraph" style:parent-style-name="Heading_20_3" style:master-page-name="">
      <style:paragraph-properties style:page-number="auto" fo:break-before="pag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mph-1.7.0.oxt&#13;Update file created : emph.update.xml&#13;&#13;26.04.2021 19:51:32&#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mph-A-1.7.0.oxt&#13;Update file created : emph-A.update.xml&#13;&#13;26.04.2021 19:51:3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emph-L-1.8.0.oxt&#13;Update file created : emph-L.update.xml&#13;&#13;25.11.2022 20:22:2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tools eExtension : <text:file-name text:display="name">emp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550770161411007179"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8652613377335679861" text:style-name="L2">
        <text:list-item>
          <text:p text:style-name="P44">Version 2.1.2 :</text:p>
        </text:list-item>
      </text:list>
      <text:list xml:id="list8606139074554131878" text:style-name="L3">
        <text:list-item>
          <text:list>
            <text:list-item>
              <text:p text:style-name="P45">Localized help : resolved non-functional hyperlink due to API incompatibility introduced by Apache OpenOffice 4.1 (and LibreOffice 4.0).</text:p>
            </text:list-item>
          </text:list>
        </text:list-item>
      </text:list>
      <text:list xml:id="list40444796" text:continue-list="list8652613377335679861" text:style-name="L2">
        <text:list-item>
          <text:p text:style-name="P44">Version 2.1.1 :</text:p>
        </text:list-item>
      </text:list>
      <text:list xml:id="list392016227094766965"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40465272" text:continue-list="list40444796" text:style-name="L2">
        <text:list-item>
          <text:p text:style-name="P44">Version 2.1.0 :</text:p>
        </text:list-item>
      </text:list>
      <text:list xml:id="list5834573566026794070"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40444490" text:continue-list="list40465272" text:style-name="L2">
        <text:list-item>
          <text:p text:style-name="P44">Version 2.0.0 :</text:p>
        </text:list-item>
      </text:list>
      <text:list xml:id="list3442471578775690108"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40445175" text:continue-list="list40444490" text:style-name="L2">
        <text:list-item>
          <text:p text:style-name="P44">Version 1.5.3 :</text:p>
        </text:list-item>
      </text:list>
      <text:list xml:id="list4174410042436814094"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377036590929099674"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emp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287888160661375179"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857683748491209627"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321648994875634403"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991143679840676340"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337444307071623822"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6639215108841440428"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551254811129062837"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666317909324879477"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532026510227466201" text:style-name="L17">
        <text:list-item>
          <text:p text:style-name="P59">Arg1 : <text:span text:style-name="InstructionMacro">String</text:span> : mandatory, type of control used for the button</text:p>
        </text:list-item>
      </text:list>
      <text:list xml:id="list6338335067292987922"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914441390676179406"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6292245201143739227"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62209591742403712"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755778547543878432"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593389036171185236"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211091513430170776"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695460612292839692"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643087448048813186"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742584788855704106"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478674190195336473"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181402519221980423"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6766621777077579322"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133326340560216004"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057508922055822282"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429965834582831353"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532422127467522721"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emp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emph -- Toolbar to quickly assign the "Emphasis" and "Strong Emphasis" character styles.</text:p>
      <text:p text:style-name="tooltipText"/>
      <text:p text:style-name="tooltipLang"><text:bookmark-start text:name="__RefHeading__44467_325084090"/>Tooltip de<text:bookmark-end text:name="__RefHeading__44467_325084090"/></text:p>
      <text:p text:style-name="descrText">emph – Werkzeugleiste, um schnell die Zeichenvorlagen "Betont" und "Stark Betont" zuzuweis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Button bar with buttons for “emphasize” and “strong emphasize”.</text:p>
      <text:p text:style-name="P39"><text:soft-page-break/></text:p>
      <text:p text:style-name="descrText"/>
      <text:p text:style-name="descrLang"><text:bookmark-start text:name="__RefHeading__78156_325084090"/>Description de<text:bookmark-end text:name="__RefHeading__78156_325084090"/></text:p>
      <text:p text:style-name="descrText">Symbolleiste mit Buttons für “betont” und “stark betont”.</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835631878002800539"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80906791278494701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04104682685717450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77382935266594806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046370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94701430203311282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2434843254039795392"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17126250569345397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55</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57</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57</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57</dc:date>
     <text:p>internal</text:p>
     <text:p>Page2</text:p>
     <text:p/>
    </office:annotation>Paragraph styles</text:p>
      <text:p text:style-name="P28"><office:annotation>
     <dc:creator>BM</dc:creator>
     <dc:date>2008-03-13T00:00:00.57</dc:date>
     <text:p>internal</text:p>
     <text:p>Page7</text:p>
     <text:p/>
    </office:annotation>Hyperlinks</text:p>
      <text:p text:style-name="hlp_5f_paragraph"><text:span text:style-name="T14"><office:annotation>
      <dc:creator>BM</dc:creator>
      <dc:date>2008-03-13T00:00:00.57</dc:date>
      <text:p>internal</text:p>
      <text:p>Page3</text:p>
      <text:p/>
     </office:annotation></text:span><text:span text:style-name="T14">Text formatting</text:span></text:p>
      <text:p text:style-name="P28"><office:annotation>
     <dc:creator>BM</dc:creator>
     <dc:date>2008-03-26T00:00:00.57</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58</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58</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58</dc:date>
     <text:p>external</text:p>
     <text:p>text/swriter/main0210.xhp</text:p>
     <text:p/>
    </office:annotation><text:span text:style-name="T14">Preview topic</text:span> </text:p>
      <text:p text:style-name="hlp_5f_paragraph">This hyperlink displays <text:s/><office:annotation>
     <dc:creator>BM</dc:creator>
     <dc:date>2008-03-15T00:00:00.58</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0463040" text:continue-list="list880906791278494701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0459096" text:continue-list="list4046370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59</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60</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60</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40455577" text:continue-list="list4046304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emp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emp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5" meta:character-count="8194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emph", "1.8.0") ' fill with your values
  setExtensionDescription("en, de")
  setDisplayName("en", "emph - Use character styles for text markup.")
  setDisplayName("de", "emph - Zeichenvorlagen zur Textauszeichnung anwenden.")
  setTooltip("en, de", "en") ' deprecated ! starting from 3.1,use instead setExtensionDescription

  setPublisherName("en", "Peter Triesberger", "https://github.com/peter88213")
  setLicense("en")

beginUpdateInformation("direct", "direct") 
  setUpdateSource("https://raw.githubusercontent.com/peter88213/emph/master/", "https://raw.githubusercontent.com/peter88213/emph/master/")
endUpdateInformation

endDescription  


beginAnnexes 
  useLibrary("Basic", "emph/")
endAnnexes

beginAddonUI

  beginOfficeHelp
	   beginTitles()
	  	setTitle("emph help", "en")
      endTitles
      setURL("Basic", "emph", "help", "show_help")
  endOfficeHelp


  beginOfficeMenuBarMerging

    beginMergeInstruction("Writer")
      	setMergePoint(".uno:FormatMenu\.uno:PageDialog", "AddAfter", "AddLast") 

      	beginMergeItems
      
        	addSeparator
        	
			beginMenu
			
			  beginTitles
			    setTitle("Convert text markup", "en")
			    setTitle("Textauszeichnungen umwandeln", "de")
			  endTitles

			  beginMenuItems
				
				beginCommand
					beginTitles("Writer")
					  setTitle("Convert direct formatting to character styles", "en")
					  setTitle("Direkte Formatierung zu Zeichenvorlagen umwandeln", "de")
					endTitles
					setURL("Basic", "emph", "Styles", "Main")
				endCommand
				
				AddSeparator

				beginCommand
					beginTitles("Writer")
					  setTitle("Convert Italic to Emphasis", "en")
					  setTitle("Kursiv zu betont umwandeln", "de")
					endTitles
					setURL("Basic", "emph", "Styles", "italic_to_emphasis")
				endCommand
				
				beginCommand
					beginTitles("Writer")
					  setTitle("Convert Bold to Strong Emphasis", "en")
					  setTitle("Fett zu Stark betont umwandeln", "de")
					endTitles
					setURL("Basic", "emph", "Styles", "bold_to_strong")
				endCommand
				
				AddSeparator

				beginCommand
					beginTitles("Writer")
					  setTitle("Convert character styles to direct formatting", "en")
					  setTitle("Zeichenvorlagen zu direkter Formatierung umwandeln", "de")
					endTitles
					setURL("Basic", "emph", "Direct", "Main")
				endCommand

				AddSeparator

				beginCommand
					beginTitles("Writer")
					  setTitle("Convert Emphasis to Italic", "en")
					  setTitle("Betont zu Kursiv umwandeln", "de")
					endTitles
					setURL("Basic", "emph", "Direct", "emphasis_to_italic")
				endCommand
				
				beginCommand
					beginTitles("Writer")
					  setTitle("Convert Strong Emphasis to Bold", "en")
					  setTitle("Stark betont zu Fett umwandeln", "de")
					endTitles
					setURL("Basic", "emph", "Direct", "strong_to_bold")
				endCommand				
				
				AddSeparator

				beginCommand
					beginTitles("Writer")
						setTitle("Help", "en")
						setTitle("Hilfe", "de")
					endTitles
					setURL("Basic", "emph", "help", "show_help")
				endCommand
				
			  endMenuItems
			  
			endMenu
		            
    	endMergeItems

  	endMergeInstruction

  endOfficeMenuBarMerging

  beginAddonMenu

    beginMenu
    
      beginTitles
	    setTitle("Convert text markup", "en")
	    setTitle("Textauszeichnungen umwandeln", "de")
      endTitles

	  beginMenuItems
		
		beginCommand
			beginTitles("Writer")
			  setTitle("Convert direct formatting to character styles", "en")
		      setTitle("Direkte Formatierung zu Zeichenvorlagen umwandeln", "de")
			endTitles
			setURL("Basic", "emph", "Styles", "Main")
		endCommand
		
		AddSeparator

		beginCommand
			beginTitles("Writer")
			  setTitle("Convert Italic to Emphasis", "en")
			  setTitle("Kursiv zu betont umwandeln", "de")
			endTitles
			setURL("Basic", "emph", "Styles", "italic_to_emphasis")
		endCommand
		
		beginCommand
			beginTitles("Writer")
			  setTitle("Convert Bold to Strong Emphasis", "en")
			  setTitle("Fett zu Stark betont umwandeln", "de")
			endTitles
			setURL("Basic", "emph", "Styles", "bold_to_strong")
		endCommand
		
		AddSeparator

		beginCommand
			beginTitles("Writer")
			  setTitle("Convert character styles to direct formatting", "en")
			  setTitle("Zeichenvorlagen zu direkter Formatierung umwandeln", "de")
			endTitles
			setURL("Basic", "emph", "Direct", "Main")
		endCommand

		AddSeparator

		beginCommand
			beginTitles("Writer")
			  setTitle("Convert Emphasis to Italic", "en")
			  setTitle("Betont zu Kursiv umwandeln", "de")
			endTitles
			setURL("Basic", "emph", "Direct", "emphasis_to_italic")
		endCommand
		
		beginCommand
			beginTitles("Writer")
			  setTitle("Convert Strong Emphasis to Bold", "en")
			  setTitle("Stark betont zu Fett umwandeln", "de")
			endTitles
			setURL("Basic", "emph", "Direct", "strong_to_bold")
		endCommand				
		
		AddSeparator

		beginCommand
			beginTitles("Writer")
				setTitle("Help", "en")
				setTitle("Hilfe", "de")
			endTitles
			setURL("Basic", "emph", "help", "show_help")
		endCommand
		
	  endMenuItems
	  
	endMenu
      
  endAddonMenu
  
  beginOfficeToolbar

    beginTbTitles("Writer")
      setTitle("emph")
    endTbTitles

		beginButton()
            beginTitles("Writer")
              setTitle("Emphasis", "en")
              setTitle("Betont", "de")
            endTitles
            setURL("Basic", "emph", "Common", "Emphasis")
			setImage("icons/Emphasis")
		endButton

		beginButton()
            beginTitles("Writer")
              setTitle("Strong emphasis", "en")
              setTitle("Stark betont", "de")
            endTitles
            setURL("Basic", "emph", "Common", "StrongEmphasis")
			setImage("icons/Strong")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